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4" style:family="table">
      <style:table-properties style:width="6.4347in" fo:margin-left="0.4903in" fo:margin-right="0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23e618" officeooo:paragraph-rsid="0023e618"/>
    </style:style>
    <style:style style:name="P4" style:family="paragraph" style:parent-style-name="Standard">
      <style:text-properties officeooo:rsid="00244990" officeooo:paragraph-rsid="0023e618"/>
    </style:style>
    <style:style style:name="P5" style:family="paragraph" style:parent-style-name="Standard">
      <style:paragraph-properties fo:text-align="start" style:justify-single-word="false"/>
      <style:text-properties officeooo:rsid="00173fdf" officeooo:paragraph-rsid="00588e7d"/>
    </style:style>
    <style:style style:name="P6" style:family="paragraph" style:parent-style-name="Standard">
      <style:paragraph-properties fo:text-align="end" style:justify-single-word="false"/>
      <style:text-properties officeooo:rsid="00173fdf" officeooo:paragraph-rsid="00588e7d"/>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top="0in" fo:margin-bottom="0.1in" loext:contextual-spacing="false"/>
    </style:style>
    <style:style style:name="P9" style:family="paragraph" style:parent-style-name="Standard">
      <style:paragraph-properties fo:margin-top="0in" fo:margin-bottom="0.1in" loext:contextual-spacing="false"/>
      <style:text-properties officeooo:paragraph-rsid="00328368"/>
    </style:style>
    <style:style style:name="P10" style:family="paragraph" style:parent-style-name="Standard">
      <style:paragraph-properties fo:margin-top="0in" fo:margin-bottom="0.1in" loext:contextual-spacing="false"/>
      <style:text-properties officeooo:rsid="0023e618" officeooo:paragraph-rsid="0023e618"/>
    </style:style>
    <style:style style:name="P11" style:family="paragraph" style:parent-style-name="Standard">
      <style:paragraph-properties fo:margin-top="0in" fo:margin-bottom="0.1in" loext:contextual-spacing="false"/>
      <style:text-properties officeooo:rsid="0062d94b" officeooo:paragraph-rsid="0062d94b"/>
    </style:style>
    <style:style style:name="P12" style:family="paragraph" style:parent-style-name="Standard">
      <style:paragraph-properties fo:margin-top="0in" fo:margin-bottom="0.1in" loext:contextual-spacing="false"/>
      <style:text-properties officeooo:paragraph-rsid="0052b04c"/>
    </style:style>
    <style:style style:name="P13"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14" style:family="paragraph" style:parent-style-name="Table_20_Contents">
      <style:paragraph-properties fo:margin-top="0in" fo:margin-bottom="0.1in" loext:contextual-spacing="false"/>
      <style:text-properties officeooo:rsid="0076efab" officeooo:paragraph-rsid="0076efab"/>
    </style:style>
    <style:style style:name="P15" style:family="paragraph" style:parent-style-name="Table_20_Contents">
      <style:paragraph-properties fo:margin-top="0in" fo:margin-bottom="0.1in" loext:contextual-spacing="false"/>
      <style:text-properties officeooo:rsid="007d6307" officeooo:paragraph-rsid="007d6307"/>
    </style:style>
    <style:style style:name="P16"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17" style:family="paragraph" style:parent-style-name="Standard">
      <style:paragraph-properties fo:margin-top="0in" fo:margin-bottom="0.05in" loext:contextual-spacing="false"/>
    </style:style>
    <style:style style:name="P18" style:family="paragraph" style:parent-style-name="Standard">
      <style:paragraph-properties fo:margin-top="0in" fo:margin-bottom="0.05in" loext:contextual-spacing="false"/>
      <style:text-properties officeooo:paragraph-rsid="001ffb6c"/>
    </style:style>
    <style:style style:name="P19"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20" style:family="paragraph" style:parent-style-name="Table_20_Contents">
      <style:paragraph-properties fo:margin-top="0in" fo:margin-bottom="0.05in" loext:contextual-spacing="false"/>
      <style:text-properties officeooo:rsid="00337a13" officeooo:paragraph-rsid="00337a13"/>
    </style:style>
    <style:style style:name="P21" style:family="paragraph" style:parent-style-name="Table_20_Contents">
      <style:paragraph-properties fo:margin-top="0in" fo:margin-bottom="0.05in" loext:contextual-spacing="false"/>
      <style:text-properties officeooo:rsid="00340ed8" officeooo:paragraph-rsid="00340ed8"/>
    </style:style>
    <style:style style:name="P22" style:family="paragraph" style:parent-style-name="Standard">
      <style:paragraph-properties fo:margin-top="0in" fo:margin-bottom="0.05in" loext:contextual-spacing="false" fo:break-before="page"/>
      <style:text-properties officeooo:rsid="0064d198" officeooo:paragraph-rsid="001ffb6c"/>
    </style:style>
    <style:style style:name="P23" style:family="paragraph" style:parent-style-name="Title">
      <style:paragraph-properties fo:text-align="center" style:justify-single-word="false"/>
      <style:text-properties officeooo:paragraph-rsid="001864c9"/>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rsid="00542b18" officeooo:paragraph-rsid="00542b18"/>
    </style:style>
    <style:style style:name="P26"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7"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8" style:family="paragraph" style:parent-style-name="Table_20_Contents">
      <style:paragraph-properties fo:margin-top="0in" fo:margin-bottom="0in" loext:contextual-spacing="false"/>
    </style:style>
    <style:style style:name="P29" style:family="paragraph" style:parent-style-name="Table_20_Heading">
      <style:text-properties officeooo:rsid="00542b18" officeooo:paragraph-rsid="00542b18"/>
    </style:style>
    <style:style style:name="P30" style:family="paragraph" style:parent-style-name="Standard">
      <style:paragraph-properties fo:margin-top="0.1in" fo:margin-bottom="0.1in" loext:contextual-spacing="false"/>
      <style:text-properties officeooo:rsid="002c56cc" officeooo:paragraph-rsid="00244990"/>
    </style:style>
    <style:style style:name="P31" style:family="paragraph" style:parent-style-name="Standard" style:list-style-name="L3">
      <style:text-properties officeooo:rsid="0020ddff" officeooo:paragraph-rsid="0020ddff"/>
    </style:style>
    <style:style style:name="P32" style:family="paragraph" style:parent-style-name="Standard" style:list-style-name="L1">
      <style:paragraph-properties fo:margin-top="0in" fo:margin-bottom="0.1in" loext:contextual-spacing="false"/>
    </style:style>
    <style:style style:name="P33" style:family="paragraph" style:parent-style-name="Standard" style:list-style-name="L3">
      <style:paragraph-properties fo:margin-top="0in" fo:margin-bottom="0.05in" loext:contextual-spacing="false"/>
      <style:text-properties officeooo:rsid="0020ddff" officeooo:paragraph-rsid="0020ddff"/>
    </style:style>
    <style:style style:name="P34"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35" style:family="paragraph" style:parent-style-name="Table_20_Contents" style:list-style-name="L4">
      <style:paragraph-properties fo:margin-top="0in" fo:margin-bottom="0.05in" loext:contextual-spacing="false"/>
      <style:text-properties officeooo:rsid="003554d3" officeooo:paragraph-rsid="003b4ec1"/>
    </style:style>
    <style:style style:name="P36" style:family="paragraph" style:parent-style-name="Table_20_Contents" style:list-style-name="L4">
      <style:paragraph-properties fo:margin-top="0in" fo:margin-bottom="0.05in" loext:contextual-spacing="false"/>
      <style:text-properties officeooo:rsid="003e80b0" officeooo:paragraph-rsid="003e80b0"/>
    </style:style>
    <style:style style:name="P37" style:family="paragraph" style:parent-style-name="Table_20_Contents" style:list-style-name="L4">
      <style:paragraph-properties fo:margin-top="0in" fo:margin-bottom="0.05in" loext:contextual-spacing="false"/>
      <style:text-properties officeooo:rsid="00420c7e" officeooo:paragraph-rsid="00420c7e"/>
    </style:style>
    <style:style style:name="P38" style:family="paragraph" style:parent-style-name="Table_20_Contents" style:list-style-name="L5">
      <style:paragraph-properties fo:margin-top="0in" fo:margin-bottom="0.05in" loext:contextual-spacing="false"/>
      <style:text-properties officeooo:rsid="00337a13" officeooo:paragraph-rsid="0052b04c"/>
    </style:style>
    <style:style style:name="P39" style:family="paragraph" style:parent-style-name="Table_20_Contents" style:list-style-name="L5">
      <style:paragraph-properties fo:margin-top="0in" fo:margin-bottom="0.05in" loext:contextual-spacing="false"/>
      <style:text-properties officeooo:rsid="00337a13" officeooo:paragraph-rsid="007d145d"/>
    </style:style>
    <style:style style:name="P40" style:family="paragraph" style:parent-style-name="Table_20_Contents" style:list-style-name="L5">
      <style:paragraph-properties fo:margin-top="0in" fo:margin-bottom="0.05in" loext:contextual-spacing="false"/>
      <style:text-properties officeooo:rsid="00337a13" officeooo:paragraph-rsid="0078819f"/>
    </style:style>
    <style:style style:name="P41" style:family="paragraph" style:parent-style-name="Table_20_Contents" style:list-style-name="L6">
      <style:paragraph-properties fo:margin-top="0in" fo:margin-bottom="0.05in" loext:contextual-spacing="false"/>
      <style:text-properties officeooo:paragraph-rsid="00802368"/>
    </style:style>
    <style:style style:name="P42" style:family="paragraph" style:parent-style-name="Table_20_Contents" style:list-style-name="L6">
      <style:paragraph-properties fo:margin-top="0in" fo:margin-bottom="0.05in" loext:contextual-spacing="false"/>
      <style:text-properties officeooo:rsid="00340ed8" officeooo:paragraph-rsid="00802368"/>
    </style:style>
    <style:style style:name="P43" style:family="paragraph" style:parent-style-name="Table_20_Contents" style:list-style-name="L6">
      <style:paragraph-properties fo:margin-top="0in" fo:margin-bottom="0.05in" loext:contextual-spacing="false"/>
      <style:text-properties officeooo:rsid="00340ed8" officeooo:paragraph-rsid="0081bcf9"/>
    </style:style>
    <style:style style:name="P44" style:family="paragraph" style:parent-style-name="Table_20_Contents" style:list-style-name="L6">
      <style:paragraph-properties fo:margin-top="0in" fo:margin-bottom="0.05in" loext:contextual-spacing="false"/>
      <style:text-properties officeooo:rsid="00802368" officeooo:paragraph-rsid="00802368"/>
    </style:style>
    <style:style style:name="P45" style:family="paragraph" style:parent-style-name="Table_20_Contents" style:list-style-name="L2">
      <loext:graphic-properties draw:fill="none"/>
      <style:paragraph-properties fo:background-color="transparent" text:number-lines="false" text:line-number="0"/>
    </style:style>
    <style:style style:name="P46" style:family="paragraph" style:parent-style-name="Table_20_Contents" style:list-style-name="L4">
      <style:paragraph-properties fo:margin-top="0in" fo:margin-bottom="0.1in" loext:contextual-spacing="false"/>
      <style:text-properties officeooo:rsid="003554d3" officeooo:paragraph-rsid="003b4ec1"/>
    </style:style>
    <style:style style:name="P47" style:family="paragraph" style:parent-style-name="Table_20_Contents" style:list-style-name="L5">
      <style:paragraph-properties fo:margin-top="0in" fo:margin-bottom="0.1in" loext:contextual-spacing="false"/>
      <style:text-properties officeooo:rsid="0052b04c" officeooo:paragraph-rsid="0052b04c"/>
    </style:style>
    <style:style style:name="P48" style:family="paragraph" style:parent-style-name="Table_20_Contents" style:list-style-name="L6">
      <style:paragraph-properties fo:margin-top="0in" fo:margin-bottom="0.1in" loext:contextual-spacing="false"/>
      <style:text-properties officeooo:rsid="00824756" officeooo:paragraph-rsid="0081bcf9"/>
    </style:style>
    <style:style style:name="P49" style:family="paragraph" style:parent-style-name="Table_20_Contents" style:list-style-name="L7">
      <style:paragraph-properties fo:margin-top="0in" fo:margin-bottom="0in" loext:contextual-spacing="false"/>
      <style:text-properties officeooo:rsid="0034f000" officeooo:paragraph-rsid="0034f000"/>
    </style:style>
    <style:style style:name="P50" style:family="paragraph" style:parent-style-name="Table_20_Contents" style:list-style-name="L7">
      <style:paragraph-properties fo:margin-top="0in" fo:margin-bottom="0in" loext:contextual-spacing="false"/>
      <style:text-properties officeooo:rsid="008b7af6" officeooo:paragraph-rsid="008b7af6"/>
    </style:style>
    <style:style style:name="T1" style:family="text">
      <style:text-properties officeooo:rsid="00173fdf"/>
    </style:style>
    <style:style style:name="T2" style:family="text">
      <style:text-properties officeooo:rsid="0019f9b1"/>
    </style:style>
    <style:style style:name="T3" style:family="text">
      <style:text-properties officeooo:rsid="001b946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officeooo:rsid="001d308c"/>
    </style:style>
    <style:style style:name="T7" style:family="text">
      <style:text-properties officeooo:rsid="001ffb6c"/>
    </style:style>
    <style:style style:name="T8" style:family="text">
      <style:text-properties fo:font-weight="bold" style:font-weight-asian="bold" style:font-weight-complex="bold"/>
    </style:style>
    <style:style style:name="T9" style:family="text">
      <style:text-properties officeooo:rsid="00244990"/>
    </style:style>
    <style:style style:name="T10" style:family="text">
      <style:text-properties style:text-position="sub 58%"/>
    </style:style>
    <style:style style:name="T11" style:family="text">
      <style:text-properties officeooo:rsid="0029e94a"/>
    </style:style>
    <style:style style:name="T12" style:family="text">
      <style:text-properties officeooo:rsid="002ba6a6"/>
    </style:style>
    <style:style style:name="T13" style:family="text">
      <style:text-properties officeooo:rsid="002c56cc"/>
    </style:style>
    <style:style style:name="T14" style:family="text">
      <style:text-properties officeooo:rsid="002f8173"/>
    </style:style>
    <style:style style:name="T15" style:family="text">
      <style:text-properties officeooo:rsid="00337a13"/>
    </style:style>
    <style:style style:name="T16" style:family="text">
      <style:text-properties officeooo:rsid="00340ed8"/>
    </style:style>
    <style:style style:name="T17" style:family="text">
      <style:text-properties officeooo:rsid="0034f000"/>
    </style:style>
    <style:style style:name="T18" style:family="text">
      <style:text-properties fo:font-weight="normal" style:font-weight-asian="normal" style:font-weight-complex="normal"/>
    </style:style>
    <style:style style:name="T19" style:family="text">
      <style:text-properties fo:font-weight="normal" officeooo:rsid="0037bb6f" style:font-weight-asian="normal" style:font-weight-complex="normal"/>
    </style:style>
    <style:style style:name="T20" style:family="text">
      <style:text-properties fo:font-weight="normal" officeooo:rsid="00398e9f" style:font-weight-asian="normal" style:font-weight-complex="normal"/>
    </style:style>
    <style:style style:name="T21" style:family="text">
      <style:text-properties officeooo:rsid="003ca283"/>
    </style:style>
    <style:style style:name="T22" style:family="text">
      <style:text-properties officeooo:rsid="003e80b0"/>
    </style:style>
    <style:style style:name="T23" style:family="text">
      <style:text-properties officeooo:rsid="00404319"/>
    </style:style>
    <style:style style:name="T24" style:family="text">
      <style:text-properties officeooo:rsid="0052b04c"/>
    </style:style>
    <style:style style:name="T25" style:family="text">
      <style:text-properties fo:font-size="13pt" officeooo:rsid="00173fdf" style:font-size-asian="13pt" style:font-size-complex="13pt"/>
    </style:style>
    <style:style style:name="T26" style:family="text">
      <style:text-properties fo:font-size="13pt" officeooo:rsid="001864c9" style:font-size-asian="13pt" style:font-size-complex="13pt"/>
    </style:style>
    <style:style style:name="T27" style:family="text">
      <style:text-properties officeooo:rsid="0066464c"/>
    </style:style>
    <style:style style:name="T28" style:family="text">
      <style:text-properties officeooo:rsid="006dc45d"/>
    </style:style>
    <style:style style:name="T29" style:family="text">
      <style:text-properties officeooo:rsid="006ffe13"/>
    </style:style>
    <style:style style:name="T30" style:family="text">
      <style:text-properties officeooo:rsid="00712fe9"/>
    </style:style>
    <style:style style:name="T31" style:family="text">
      <style:text-properties officeooo:rsid="0077e415"/>
    </style:style>
    <style:style style:name="T32" style:family="text">
      <style:text-properties officeooo:rsid="00793ed5"/>
    </style:style>
    <style:style style:name="T33" style:family="text">
      <style:text-properties officeooo:rsid="007bc63d"/>
    </style:style>
    <style:style style:name="T34" style:family="text">
      <style:text-properties officeooo:rsid="007d6307"/>
    </style:style>
    <style:style style:name="T35" style:family="text">
      <style:text-properties officeooo:rsid="00802368"/>
    </style:style>
    <style:style style:name="T36" style:family="text">
      <style:text-properties officeooo:rsid="0081bcf9"/>
    </style:style>
    <style:style style:name="T37" style:family="text">
      <style:text-properties officeooo:rsid="00824756"/>
    </style:style>
    <style:style style:name="T38" style:family="text">
      <style:text-properties officeooo:rsid="0083c0ce"/>
    </style:style>
    <style:style style:name="T39" style:family="text">
      <style:text-properties officeooo:rsid="00853ea8"/>
    </style:style>
    <style:style style:name="T40" style:family="text">
      <style:text-properties officeooo:rsid="00889ca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5">Tom Honermann &lt;tom@honermann.net&gt;</text:p>
          </table:table-cell>
          <table:table-cell office:value-type="string">
            <text:p text:style-name="P6">October <text:span text:style-name="T34">6</text:span>th, 2020</text:p>
          </table:table-cell>
        </table:table-row>
      </table:table>
      <text:p text:style-name="P23"><text:span text:style-name="T25">Clarify guidance </text:span><text:span text:style-name="T26">for</text:span><text:span text:style-name="T25"> use of a BOM as a UTF-8 encoding signature</text:span></text:p>
      <text:p text:style-name="P8">This paper follows prior discussion on the unicode.org mailing list. The relevant email thread is archived and available at <text:a xlink:type="simple" xlink:href="https://corp.unicode.org/pipermail/unicode/2020-June/008713.html" text:style-name="Internet_20_link" text:visited-style-name="Visited_20_Internet_20_Link">https://corp.unicode.org/pipermail/unicode/2020-June/008713.html</text:a>.</text:p>
      <text:p text:style-name="P8"><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28">… Use of a BOM is neither required <text:span text:style-name="T8">nor recommended for UTF-8</text:span>, but may be encountered in contexts where UTF-8 data is converted from other encoding forms that use a BOM or where the BOM is used as a UTF-8 signature. See the “Byte Order Mark” subsection in <text:span text:style-name="T5">Section 23.8, Specials</text:span>, for more information.</text:p>
          </table:table-cell>
        </table:table-row>
      </table:table>
      <text:p text:style-name="P8"><text:span text:style-name="T3">That</text:span> statement is unconditional regarding the recommendation <text:span text:style-name="T6">against use of a BOM for UTF-8, but neither rationale nor guidance for the recommendation is provided</text:span>.</text:p>
      <text:p text:style-name="P9"><text:span text:style-name="T2">The referenced "Byte Order Mark" subsection</text:span> <text:span text:style-name="T7">in section 23.8 </text:span>contains no similar guidance; it is factual and details some possible consequences of <text:span text:style-name="T24">BOM </text:span>use <text:span text:style-name="T24">as an encoding signature</text:span>, but does not apply a <text:span text:style-name="T7">judgment. </text:span>The <text:span text:style-name="T11">following statements </text:span>could be <text:span text:style-name="T7">interpreted</text:span> as an endorsement <text:span text:style-name="T24">of such use in UTF-8 and other byte oriented encodings</text:span>.</text:p>
      <table:table table:name="Table4" table:style-name="Table4">
        <table:table-column table:style-name="Table4.A"/>
        <table:table-row table:style-name="Table4.1">
          <table:table-cell table:style-name="Table4.A1" office:value-type="string">
            <text:p text:style-name="P17">… Instead, its most common and most important usage is in the following two circumstances:</text:p>
            <text:list xml:id="list159062853" text:style-name="L1">
              <text:list-item>
                <text:p text:style-name="P32">Unmarked Byte Order. ...</text:p>
              </text:list-item>
              <text:list-item>
                <text:p text:style-name="P32">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5">Section 3.10, Unicode</text:span></text:p>
            <text:p text:style-name="Standard"><text:span text:style-name="T5">Encoding Schemes</text:span>. ...</text:p>
          </table:table-cell>
        </table:table-row>
        <table:table-row table:style-name="Table4.1">
          <table:table-cell table:style-name="Table4.A2" office:value-type="string">
            <text:p text:style-name="Standard">In UTF-8, the BOM corresponds to the byte sequence &lt;EF<text:span text:style-name="T10">16</text:span> BB<text:span text:style-name="T10">16</text:span> BF<text:span text:style-name="T10">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8">The characteristic sequences of bytes associated with an initial U+FEFF can serve as signatures in those cases, as shown in <text:span text:style-name="T5">Table 23-7</text:span>.</text:p>
            <text:p text:style-name="P7"><text:span text:style-name="T8">Table 23-7.</text:span> U+FEFF Signature in Other Charsets</text:p>
            <table:table table:name="Table5" table:style-name="Table5">
              <table:table-column table:style-name="Table5.A"/>
              <table:table-column table:style-name="Table5.B"/>
              <table:table-row>
                <table:table-cell table:style-name="Table5.A1" office:value-type="string">
                  <text:p text:style-name="P29">Charset</text:p>
                </table:table-cell>
                <table:table-cell table:style-name="Table5.B1" office:value-type="string">
                  <text:p text:style-name="P29">Signature</text:p>
                </table:table-cell>
              </table:table-row>
              <table:table-row>
                <table:table-cell table:style-name="Table5.A2" office:value-type="string">
                  <text:p text:style-name="P25">SCSU</text:p>
                </table:table-cell>
                <table:table-cell table:style-name="Table5.B2" office:value-type="string">
                  <text:p text:style-name="P24">0E FE FF</text:p>
                </table:table-cell>
              </table:table-row>
              <table:table-row>
                <table:table-cell table:style-name="Table5.A2" office:value-type="string">
                  <text:p text:style-name="P25">BOCU-1</text:p>
                </table:table-cell>
                <table:table-cell table:style-name="Table5.B2" office:value-type="string">
                  <text:p text:style-name="P24">FB EE 28</text:p>
                </table:table-cell>
              </table:table-row>
              <table:table-row>
                <table:table-cell table:style-name="Table5.A2" office:value-type="string">
                  <text:p text:style-name="P25">UTF-7</text:p>
                </table:table-cell>
                <table:table-cell table:style-name="Table5.B2" office:value-type="string">
                  <text:p text:style-name="P24">2B 2F 76 38 or</text:p>
                  <text:p text:style-name="P24">2B 2F 76 39 or</text:p>
                  <text:p text:style-name="P24">2B 2F 76 2B or</text:p>
                  <text:p text:style-name="P24">2B 2F 76 2F</text:p>
                </table:table-cell>
              </table:table-row>
              <table:table-row>
                <table:table-cell table:style-name="Table5.A5" office:value-type="string">
                  <text:p text:style-name="P25">UTF-EBCDIC</text:p>
                </table:table-cell>
                <table:table-cell table:style-name="Table5.B5" office:value-type="string">
                  <text:p text:style-name="P24">DD 73 66 73</text:p>
                </table:table-cell>
              </table:table-row>
            </table:table>
            <text:p text:style-name="P2"/>
          </table:table-cell>
        </table:table-row>
      </table:table>
      <text:p text:style-name="P12"><text:soft-page-break/><text:span text:style-name="T24">The “Byte Order Mark (BOM)” section of the Unicode FAQ at </text:span><text:a xlink:type="simple" xlink:href="https://www.unicode.org/faq/utf_bom.html#BOM" text:style-name="Internet_20_link" text:visited-style-name="Visited_20_Internet_20_Link"><text:span text:style-name="T24">https://www.unicode.org/faq/utf_bom.html#BOM</text:span></text:a><text:span text:style-name="T24">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16">Q: Where is a BOM useful?</text:p>
            <text:p text:style-name="P26">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able:table-row table:style-name="Table1.1">
          <table:table-cell table:style-name="Table1.A2" office:value-type="string">
            <text:p text:style-name="P16">Q: When a BOM is used, is it only in 16-bit Unicode text?</text:p>
            <text:p text:style-name="P26">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16">Q: How I should deal with BOMs?</text:p>
            <text:p text:style-name="P27">A: Here are some guidelines to follow:</text:p>
            <text:list xml:id="list1245363606" text:style-name="L2">
              <text:list-item>
                <text:p text:style-name="P34">A particular protocol (e.g. Microsoft conventions for .txt files) may require use of the BOM on certain Unicode data streams, such as files. When you need to conform to such a protocol, use a BOM. </text:p>
              </text:list-item>
              <text:list-item>
                <text:p text:style-name="P34">Some protocols allow optional BOMs in the case of untagged text. In those cases,</text:p>
                <text:list>
                  <text:list-item>
                    <text:p text:style-name="P34">Where a text data stream is known to be plain text, but of unknown encoding, BOM can be used as a signature. If there is no BOM, the encoding could be anything.</text:p>
                  </text:list-item>
                  <text:list-item>
                    <text:p text:style-name="P34">Where a text data stream is known to be plain Unicode text (but not which endian), then BOM can be used as a signature. If there is no BOM, the text should be interpreted as big-endian.</text:p>
                  </text:list-item>
                </text:list>
              </text:list-item>
              <text:list-item>
                <text:p text:style-name="P34">Some byte oriented protocols expect ASCII characters at the beginning of a file. If UTF-8 is used with these protocols, use of the BOM as encoding form signature should be avoided.</text:p>
              </text:list-item>
              <text:list-item>
                <text:p text:style-name="P45">Where the precise type of the data stream is known (e.g. Unicode big-endian or Unicode little-endian), the BOM should not be used. In particular, whenever a data stream is declared to be UTF-16BE, UTF-16LE, UTF-32BE or UTF-32LE a BOM <text:span text:style-name="T4">must</text:span> not be used. ...</text:p>
              </text:list-item>
            </text:list>
          </table:table-cell>
        </table:table-row>
      </table:table>
      <text:p text:style-name="P11">The guidelines offered in the FAQ are targeted at text authors. <text:span text:style-name="T27">How should a protocol designer or software developer interpret them given the recommendation in section 2.6 against use of a BOM in UTF-8?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questions like these.</text:span></text:p>
      <text:p text:style-name="P18"/>
      <text:p text:style-name="P22">The referenced sections do state some consequences for use of a BOM as an encoding signature in UTF-8, and those consequences could be used as rationale for avoidance as summarized below.</text:p>
      <text:list xml:id="list37653902" text:style-name="L3">
        <text:list-item>
          <text:p text:style-name="P33">Concatenating UTF-8 content containing a BOM requires that the BOM be removed in order to avoid unintended insertion of a U+FEFF character that <text:span text:style-name="T12">then </text:span>becomes part of the <text:span text:style-name="T12">concatenated </text:span>textual content.</text:p>
        </text:list-item>
        <text:list-item>
          <text:p text:style-name="P33">A BOM may interfere with normal processing of files that are required to begin with an ASCII sequence. POSIX shell scripts <text:span text:style-name="T13">are an example where a BOM may interfere with recognition of a “#!” marker at the beginning of the file.</text:span></text:p>
        </text:list-item>
        <text:list-item>
          <text:p text:style-name="P31">Since a BOM is not required for endian determination, a BOM consumes space unnecessarily if the content is known to be UTF-8.</text:p>
        </text:list-item>
      </text:list>
      <text:p text:style-name="P30">These consequences are too nuanced to provide clear guidance to text authors or developers of software or protocols that produce or consume UTF-8 content.</text:p>
      <text:h text:style-name="Heading_20_1" text:outline-level="1">Possible Resolutions</text:h>
      <text:h text:style-name="Heading_20_2" text:outline-level="2">Strike “nor recommended” from the quoted text of section 2.6</text:h>
      <text:p text:style-name="P3">This would remove the existing guidance offered by the standard, presumably <text:span text:style-name="T14">relegating</text:span> such guidance <text:span text:style-name="T14">to</text:span> other standards <text:span text:style-name="T15">or </text:span>guidelines <text:span text:style-name="T28">such as those in the Unicode FAQ</text:span>.</text:p>
      <text:h text:style-name="Heading_20_2" text:outline-level="2">Expand <text:span text:style-name="T9">the “Byte Order Mark (BOM)” subsection in section 23.8 </text:span>to provide rationale and targeted guidance</text:h>
      <text:p text:style-name="P10">The following is <text:span text:style-name="T40">suggested</text:span> <text:span text:style-name="T9">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3">Guidelines for use of a BOM in UTF-8.<text:span text:style-name="T18"> </text:span><text:span text:style-name="T19">The UTF-8 encoding scheme permits, but does not require, a BOM to be present. This raises the question of when a BOM should or should not be generated or expected </text:span><text:span text:style-name="T20">when producing or consuming UTF-8 encoded text.</text:span></text:p>
            <text:p text:style-name="P19"><text:span text:style-name="T20">T</text:span><text:span text:style-name="T18">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1304615356" text:style-name="L4">
              <text:list-item>
                <text:p text:style-name="P35"><text:span text:style-name="T21">Some text processing</text:span> tools <text:span text:style-name="T21">fail to</text:span> handle BOMs correctly. <text:span text:style-name="T21">This is especially true for programs that were historically encoding agnostic and for ad hoc programs written for one-time use purposes.</text:span></text:p>
              </text:list-item>
              <text:list-item>
                <text:p text:style-name="P36">A text processing tool must maintain additional state in order to recognize if an observed U+FEFF character is a BOM or whether it should be treated as a ZERO WIDTH NON-BREAKING SPACE (ZWNBSP). <text:span text:style-name="T29">Such state may or may not be intrinsic to the structure of the program.</text:span></text:p>
              </text:list-item>
              <text:list-item>
                <text:p text:style-name="P37">A text generating tool may be required to generate a BOM if the first character to be encoded is U+FEFF and that character is not intended to be used as a BOM. <text:span text:style-name="T30">This is only required for compatibility with Unicode versions prior to 3.2; U+2060 WORD </text:span><text:soft-page-break/><text:span text:style-name="T30">JOINER should be used in place of U+FEFF for such purposes with more recent Unicode versions.</text:span></text:p>
              </text:list-item>
              <text:list-item>
                <text:p text:style-name="P35">Concatenation <text:span text:style-name="T21">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46"><text:span text:style-name="T22">In situations where text is known to be encoded as UTF-8, a </text:span>BOM consume<text:span text:style-name="T22">s storage</text:span> space unnecessarily. <text:span text:style-name="T23">While this is unlikely to be a concern for a single document, it may be a significant concern in situations involving thousands or millions of small text sources.</text:span></text:p>
              </text:list-item>
            </text:list>
            <text:p text:style-name="P14"><text:span text:style-name="T31">Due to the</text:span> above complications, <text:span text:style-name="T31">use of a BOM as an encoding signature in UTF-8 text is discouraged. The following guidelines advise alternative approaches tailored for a few distinct audiences.</text:span></text:p>
            <text:p text:style-name="P15"><text:span text:style-name="T38">Except where otherwise noted, t</text:span>hese approaches preclude the possibility of a text starting <text:span text:style-name="T16">with a U+FEFF character that is not intended as a BOM under t</text:span>he expectation that such text is exceedingly rare and most likely due to a failure to elide a BOM. <text:s/><text:span text:style-name="T39">Text authored for Unicode 3.2 or later should use U+2060 WORD JOINER instead.</text:span></text:p>
            <text:p text:style-name="P20">Protocol design<text:span text:style-name="T24">ers</text:span>:</text:p>
            <text:list xml:id="list1991097514" text:style-name="L5">
              <text:list-item>
                <text:p text:style-name="P38">If possible, mandate use of UTF-8 <text:span text:style-name="T16">without a BOM; diagnose the presence of a BOM in consumed text as an error, and produce text without a BOM.</text:span></text:p>
              </text:list-item>
              <text:list-item>
                <text:p text:style-name="P39">Otherwise, <text:span text:style-name="T24">if possible, mandate use of UTF-8 with or without a BOM; accept and discard a BOM in consumed text, and produce text without a BOM.</text:span></text:p>
              </text:list-item>
              <text:list-item>
                <text:p text:style-name="P40"><text:span text:style-name="T24">Otherwise, i</text:span>f possible, <text:span text:style-name="T24">use UTF-8 as the default encoding with use of other encodings negotiated using information other than a BOM; accept and discard a BOM in consumed text, and produce text without a BOM.</text:span></text:p>
              </text:list-item>
              <text:list-item>
                <text:p text:style-name="P47">Otherwise, require the presence of a BOM to differentiate UTF-8 encoded text in both consumed and produced text. This approach should be reserved for scenarios in which UTF-8 cannot be adopted as a default <text:span text:style-name="T33">due to</text:span> backward compatibility <text:span text:style-name="T33">concerns</text:span>.</text:p>
              </text:list-item>
            </text:list>
            <text:p text:style-name="P21">Software <text:span text:style-name="T32">developers</text:span>:</text:p>
            <text:list xml:id="list3779901707" text:style-name="L6">
              <text:list-item>
                <text:p text:style-name="P42">If consuming UTF-8, recognize and discard a BOM unless a protocol mandates the absence of a BOM in which case:</text:p>
                <text:list>
                  <text:list-item>
                    <text:p text:style-name="P41"><text:span text:style-name="T35">If compatibility with Unicode versions prior to 3.2 is a goal, treat the leading U+FEFF character as a </text:span>ZERO WIDTH NON-BREAKING SPACE (ZWNBSP).</text:p>
                  </text:list-item>
                  <text:list-item>
                    <text:p text:style-name="P44">Otherwise, diagnose the U+FEFF character as an error (a BOM where a BOM is not permitted).</text:p>
                  </text:list-item>
                </text:list>
              </text:list-item>
              <text:list-item>
                <text:p text:style-name="P43">If producing UTF-8, include a BOM:</text:p>
                <text:list>
                  <text:list-item>
                    <text:p text:style-name="P43"><text:span text:style-name="T36">I</text:span>f explicitly directed <text:span text:style-name="T17">to do so.</text:span></text:p>
                  </text:list-item>
                  <text:list-item>
                    <text:p text:style-name="P43"><text:span text:style-name="T37">Otherwise, i</text:span>f <text:span text:style-name="T24">a BOM is known to be </text:span>required by a protocol.</text:p>
                  </text:list-item>
                  <text:list-item>
                    <text:p text:style-name="P48">Otherwise, if compatibility with Unicode versions prior to 3.2 is a goal and the text is intended to start with a U+FEFF character that is not intended as a BOM.</text:p>
                  </text:list-item>
                </text:list>
              </text:list-item>
            </text:list>
            <text:p text:style-name="P21"><text:soft-page-break/>Text author<text:span text:style-name="T24">s</text:span>:</text:p>
            <text:list xml:id="list755607689" text:style-name="L7">
              <text:list-item>
                <text:p text:style-name="P49">Include a BOM only if <text:span text:style-name="T24">a BOM is known to be </text:span>required by a protocol.</text:p>
              </text:list-item>
              <text:list-item>
                <text:p text:style-name="P50">Do not use U+FEFF as a ZWNBSP character; use U+2060 WORD JOINER instead.</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06T10:22:18.246337070</dc:date>
    <dc:creator>Tom Honermann</dc:creator>
    <meta:editing-duration>P1DT48S</meta:editing-duration>
    <meta:editing-cycles>79</meta:editing-cycles>
    <meta:generator>LibreOffice/6.0.7.3$Linux_X86_64 LibreOffice_project/00m0$Build-3</meta:generator>
    <meta:document-statistic meta:table-count="6" meta:image-count="0" meta:object-count="0" meta:page-count="5" meta:paragraph-count="82" meta:word-count="1816" meta:character-count="10349" meta:non-whitespace-character-count="8642"/>
  </office:meta>
</office:document-meta>
</file>